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Outpu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.createReplac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lace.setReplaceFilterFile( File replaceFilter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.setSummary( boolean summ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filter.set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.createReplace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place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Output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lace.validateAttribute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placefilter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filter.setInputBuffer( StringBuffer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.setPropertyFile( File property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nput.FileInput( File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lace.setDir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Input.closeQuie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.createPrimary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Input.readChun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Inpu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.setToken( String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filter.get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filter.repl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lace.validateReplacefil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lace.stringReplace( StringBuffer str , String str1 , String str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Output.closeQuie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filter.proc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lace.execu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Replacefilter.setToken( String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Output.FileOutput( File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lacefilter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filter.getOutpu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.processFile( File src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NestedString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.processFilterChai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place.logFilterChain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lace.buildFilterChain( StringBuffer inputBuff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Input.getOutpu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Output.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lace.getProperties( File property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placefilter.getReplaceValu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placefilter.valida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eplace.setFile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filt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Output.setInputBuffer( StringBuffer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filt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String.addText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.createReplac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lace.flushFilterCha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